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none" draw:fill-color="#e6e6e6" draw:textarea-horizontal-align="justify" draw:textarea-vertical-align="middle" draw:auto-grow-height="false" fo:min-height="0cm" fo:min-width="0cm" fo:wrap-option="no-wrap"/>
    </style:style>
    <style:style style:name="gr3" style:family="graphic" style:parent-style-name="standard">
      <style:graphic-properties draw:fill-color="#ccffff" draw:textarea-horizontal-align="justify" draw:textarea-vertical-align="middle" draw:auto-grow-height="fals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marker-start="Arrow" draw:marker-start-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objectwithoutfill">
      <style:graphic-properties draw:stroke="dash" draw:stroke-dash="Fine_20_Dashed" draw:fill="none" draw:textarea-horizontal-align="center" draw:textarea-vertical-align="middle"/>
    </style:style>
    <style:style style:name="gr8" style:family="graphic" style:parent-style-name="standard">
      <style:graphic-properties draw:fill-color="#33cc66"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1.5cm" svg:x="6.5cm" svg:y="13.5cm">
          <text:p text:style-name="P1">Arado-eng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5cm" svg:height="2.5cm" svg:x="5.5cm" svg:y="17cm">
          <text:p text:style-name="P1">URL-DB-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layer="layout" svg:width="7cm" svg:height="6cm" svg:x="13.5cm" svg:y="6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5cm" svg:height="2cm" svg:x="2cm" svg:y="7.5cm">
          <text:p text:style-name="P1">GU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cm" svg:height="2cm" svg:x="17cm" svg:y="13.5cm">
          <text:p text:style-name="P1">CG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cm" svg:height="2.5cm" svg:x="21cm" svg:y="2cm">
          <text:p text:style-name="P1">Web-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2cm" svg:y1="13cm" svg:x2="14cm" svg:y2="11.5cm">
          <text:p/>
        </draw:line>
        <draw:line draw:style-name="gr4" draw:text-style-name="P1" draw:layer="layout" svg:x1="22cm" svg:y1="5cm" svg:x2="21cm" svg:y2="6.5cm">
          <text:p/>
        </draw:line>
        <draw:line draw:style-name="gr4" draw:text-style-name="P1" draw:layer="layout" svg:x1="5.5cm" svg:y1="10cm" svg:x2="7cm" svg:y2="13cm">
          <text:p/>
        </draw:line>
        <draw:line draw:style-name="gr5" draw:text-style-name="P1" draw:layer="layout" svg:x1="3cm" svg:y1="10cm" svg:x2="5.5cm" svg:y2="16cm">
          <text:p/>
        </draw:line>
        <draw:line draw:style-name="gr6" draw:text-style-name="P1" draw:layer="layout" svg:x1="10.5cm" svg:y1="17.5cm" svg:x2="16cm" svg:y2="15.5cm">
          <text:p/>
        </draw:line>
        <draw:line draw:style-name="gr4" draw:text-style-name="P1" draw:layer="layout" svg:x1="19.5cm" svg:y1="13cm" svg:x2="19.5cm" svg:y2="11cm">
          <text:p/>
        </draw:line>
        <draw:path draw:style-name="gr7" draw:text-style-name="P1" draw:layer="layout" svg:width="4.499cm" svg:height="1.499cm" draw:transform="rotate (1.5707963267946) translate (19.5cm 11cm)" svg:viewBox="0 0 4500 1500" svg:d="m0 0c500 0 2500 0 2500 0l2000 1500">
          <text:p/>
        </draw:path>
        <draw:custom-shape draw:style-name="gr8" draw:text-style-name="P1" draw:layer="layout" svg:width="4.7cm" svg:height="1.1cm" svg:x="8cm" svg:y="2.5cm">
          <text:p text:style-name="P1">Arado-eng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1" draw:layer="layout" svg:width="3.699cm" svg:height="4.099cm" draw:transform="rotate (0.643502895210188) translate (11.5399981064141cm 8.22000968238944cm)" svg:viewBox="0 0 3700 4100" svg:d="m0 4100c2500 0 2800-400 2800-400l800-1900 100-1800">
          <text:p/>
        </draw:path>
        <draw:line draw:style-name="gr4" draw:text-style-name="P1" draw:layer="layout" svg:x1="12.5cm" svg:y1="4cm" svg:x2="14.5cm" svg:y2="6cm">
          <text:p/>
        </draw:line>
        <draw:line draw:style-name="gr4" draw:text-style-name="P1" draw:layer="layout" svg:x1="9cm" svg:y1="15cm" svg:x2="8.5cm" svg:y2="1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Bernd Stramm</meta:initial-creator>
    <meta:creation-date>2011-01-21T10:52:24</meta:creation-date>
    <dc:date>2011-01-21T11:17:10</dc:date>
    <dc:creator>Bernd Stramm</dc:creator>
    <meta:editing-duration>PT3M49S</meta:editing-duration>
    <meta:editing-cycles>2</meta:editing-cycles>
    <meta:generator>OpenOffice.org/3.3$Unix OpenOffice.org_project/330m19$Build-9561</meta:generator>
    <meta:document-statistic meta:object-count="17"/>
  </office:meta>
</office:document-meta>
</file>